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ed9" officeooo:paragraph-rsid="00003e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sos de extração</text:p>
      <text:p text:style-name="P1">1 – Checar conexão URL</text:p>
      <text:p text:style-name="P1">2 – acessar (Tempo agora openweathermap → Nomenclatura do Postman)</text:p>
      <text:p text:style-name="P1">3 - <text:bookmark-start text:name="__DdeLink__2_3093585107"/>Salvar no datalake<text:bookmark-end text:name="__DdeLink__2_3093585107"/></text:p>
      <text:p text:style-name="P1">4 – <text:s/>acessar (Call 5 day USAR → Nomenclatura do Postman)</text:p>
      <text:p text:style-name="P1">5 - <text:s/>Salvar no datalak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9:56:12.283337648</meta:creation-date>
    <dc:date>2023-11-08T21:23:57.568305551</dc:date>
    <meta:editing-duration>PT1H17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36" meta:character-count="207" meta:non-whitespace-character-count="172"/>
  </office:meta>
</office:document-meta>
</file>